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0382" officeooo:paragraph-rsid="00020382"/>
    </style:style>
    <style:style style:name="P2" style:family="paragraph" style:parent-style-name="Standard">
      <style:paragraph-properties fo:text-align="start" style:justify-single-word="false"/>
      <style:text-properties officeooo:rsid="00020382" officeooo:paragraph-rsid="00020382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0382" officeooo:paragraph-rsid="0002038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0382" officeooo:paragraph-rsid="00020382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20382" officeooo:paragraph-rsid="00020382" style:font-weight-asian="bold" style:font-weight-complex="bold"/>
    </style:style>
    <style:style style:name="P6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text-indent="-0.1252in" style:auto-text-indent="false" style:page-number="auto" fo:background-color="transparent"/>
      <style:text-properties fo:font-weight="bold" officeooo:rsid="0005cf10" officeooo:paragraph-rsid="0005cf10" style:font-weight-asian="bold" style:font-weight-complex="bold"/>
    </style:style>
    <style:style style:name="P7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text-indent="-0.1252in" style:auto-text-indent="false" style:page-number="auto" fo:background-color="transparent"/>
      <style:text-properties fo:font-weight="normal" officeooo:rsid="00020382" officeooo:paragraph-rsid="00020382" style:font-weight-asian="normal" style:font-weight-complex="normal"/>
    </style:style>
    <style:style style:name="P8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text-indent="-0.1252in" style:auto-text-indent="false" fo:background-color="transparent"/>
      <style:text-properties fo:font-weight="bold" officeooo:rsid="0005cf10" officeooo:paragraph-rsid="0005cf10" style:font-weight-asian="bold" style:font-weight-complex="bold"/>
    </style:style>
    <style:style style:name="P9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text-indent="-0.1252in" style:auto-text-indent="false" fo:background-color="transparent"/>
      <style:text-properties fo:font-weight="normal" officeooo:rsid="00020382" officeooo:paragraph-rsid="00020382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20382" officeooo:paragraph-rsid="00020382" style:font-weight-asian="normal" style:font-weight-complex="normal"/>
    </style:style>
    <style:style style:name="P11" style:family="paragraph" style:parent-style-name="Standard" style:list-style-name="List_20_1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20382" officeooo:paragraph-rsid="00020382" style:font-weight-asian="normal" style:font-weight-complex="normal"/>
    </style:style>
    <style:style style:name="P12" style:family="paragraph" style:parent-style-name="Standard" style:list-style-name="List_20_1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20382" officeooo:paragraph-rsid="00020382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20382" officeooo:paragraph-rsid="00020382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5cf10" officeooo:paragraph-rsid="0005cf1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ign Decisions</text:p>
      <text:p text:style-name="P1"/>
      <text:p text:style-name="P2"/>
      <text:p text:style-name="P3">Ubuntu 18.04LTS:</text:p>
      <text:list xml:id="list3452577460" text:style-name="List_20_1">
        <text:list-item>
          <text:p text:style-name="P7">Long term support</text:p>
        </text:list-item>
        <text:list-item>
          <text:p text:style-name="P9">Free</text:p>
        </text:list-item>
        <text:list-item>
          <text:p text:style-name="P9">Support community</text:p>
        </text:list-item>
        <text:list-item>
          <text:p text:style-name="P9">Secure with updates</text:p>
        </text:list-item>
        <text:list-item>
          <text:p text:style-name="P9">Good Reliability</text:p>
        </text:list-item>
        <text:list-item>
          <text:p text:style-name="P9">Backup software</text:p>
        </text:list-item>
      </text:list>
      <text:p text:style-name="P10"/>
      <text:p text:style-name="P5">Laravel:</text:p>
      <text:list xml:id="list221614513162289" text:continue-numbering="true" text:style-name="List_20_1">
        <text:list-item>
          <text:p text:style-name="P7">Popular, large support community</text:p>
        </text:list-item>
        <text:list-item>
          <text:p text:style-name="P9">Free</text:p>
        </text:list-item>
        <text:list-item>
          <text:p text:style-name="P9">Supported with updates</text:p>
        </text:list-item>
        <text:list-item>
          <text:p text:style-name="P9">Secure built in for controlling user access and database access</text:p>
        </text:list-item>
        <text:list-item>
          <text:p text:style-name="P9">Testing built in</text:p>
          <text:p text:style-name="P11"/>
          <text:p text:style-name="P11"/>
          <text:p text:style-name="P12"><text:span text:style-name="T1"><text:s/></text:span>Browser support:</text:p>
        </text:list-item>
        <text:list-item>
          <text:p text:style-name="P7">Compatibility with Chrome and Firefox, because of accessibility and standards</text:p>
        </text:list-item>
        <text:list-item>
          <text:p text:style-name="P9">Desktop only, the system will not need to support mobile devices</text:p>
        </text:list-item>
      </text:list>
      <text:p text:style-name="P10"/>
      <text:p text:style-name="P10"/>
      <text:p text:style-name="P14">mySQL:</text:p>
      <text:list xml:id="list221613896752251" text:continue-numbering="true" text:style-name="List_20_1">
        <text:list-item>
          <text:p text:style-name="P6"><text:span text:style-name="T1">Free</text:span></text:p>
        </text:list-item>
        <text:list-item>
          <text:p text:style-name="P8"><text:span text:style-name="T1">Large support community</text:span></text:p>
        </text:list-item>
        <text:list-item>
          <text:p text:style-name="P8"><text:span text:style-name="T1">Updates</text:span></text:p>
        </text:list-item>
        <text:list-item>
          <text:p text:style-name="P8"><text:span text:style-name="T1">Works well with Laravel and Ubuntu</text:span></text:p>
        </text:list-item>
        <text:list-item>
          <text:p text:style-name="P8"><text:span text:style-name="T1">Supports Lock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21:50:47.164342210</meta:creation-date>
    <dc:date>2019-12-10T22:16:13.158178456</dc:date>
    <meta:editing-duration>PT3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97" meta:character-count="532" meta:non-whitespace-character-count="478"/>
  </office:meta>
</office:document-meta>
</file>